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fo:language="fr" fo:country="FR" style:language-asian="fr" style:country-asian="FR"/>
    </style:style>
    <style:style style:name="P2" style:family="paragraph" style:parent-style-name="Heading_20_1">
      <style:text-properties fo:language="fr" fo:country="FR" style:language-asian="fr" style:country-asian="FR"/>
    </style:style>
    <style:style style:name="T1" style:family="text">
      <style:text-properties fo:language="fr" fo:country="FR" style:language-asian="fr" style:country-asian="F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Livre X</text:h>
      <text:h text:style-name="P1" text:outline-level="2">Fable I<text:line-break/>La descente d’Orphée aux enfers</text:h>
      <text:p text:style-name="_3c_argument_3e_"><text:span text:style-name="_3c_pb_3e_"><text:span text:style-name="T1">[1]</text:span></text:span><text:span text:style-name="T1">Euridice épouse d’Orphée étant morte, il passa aux enfers, et charma tellement par </text:span><text:span text:style-name="_3c_pb_3e_"><text:span text:style-name="T1">[2]</text:span></text:span><text:span text:style-name="T1">le son de sa lyre Pluton et les Parques, qu’ils lui rendirent son épouse, à condition qu’il ne détourneroit point la tête pour la regarder qu’il ne fut sorti de l’abîme ; il n’accomplit point cette condition, et perdit sa femme une seconde fois</text:span></text:p>
      <text:p text:style-name="Standard"><text:span text:style-name="T1">Le Dieu du mariage vêtu d’une robbe couleur d’or s’élevant en l’air, prit le chemin de la Thrace, attiré par les charmes de la voix d’Orphée : il se trouva en effet à son mariage ; mais il ne profera point les paroles de bon augure, et n’y parut point avec un visage riant et heureux. Le flambeau qu’il tenoit à la main jettoit une fumée noire, et petilloit d’une manière lugubre, il le secoua plusieurs fois inutilement pour le rallumer. Le succés fut encore plus malheureux que le presage ; car comme la nouvelle mariée se promenoit sur l’herbe au milieu d’une troupe de Nymphes, elle tomba morte de la morsure d’un serpent qui lui piqua le talon. Aprés qu’Orphée eut pleuré long-tems son épouse, pour attendrir par les plaintes les Divinitez du Ciel, il prit</text:span><text:span text:style-name="T1"><text:note text:id="ftn1" text:note-class="footnote"><text:note-citation>1</text:note-citation><text:note-body><text:p text:style-name="Footnote">pris</text:p></text:note-body></text:note></text:span><text:span text:style-name="T1"> le dessein de descendre aux enfers, pour </text:span><text:span text:style-name="_3c_pb_3e_"><text:span text:style-name="T1">[3]</text:span></text:span><text:span text:style-name="T1">implorer le secours des Divinitez infernales. Il traversa ce vaste empire qui n’est peuplé que d’ombres et de phantômes, et s’étant presenté devant le trône de Pluton et de Proserpine, il leur parla en ces termes : Puissantes Divinitez du monde souterain, où tous les hommes sont obligez de descendre, si vous me permettez de parler, et de vous dire la verité : ce n’est point la curiosité qui m’amene en vôtre Royaume ; ce n’est point pour me vanter d’avoir enchaîné Cerbere, et triomphé de ce monstre à trois têtes. Mon épouse qu’un serpent a fait mourir dans la fleur de son âge, est le motif de mon voyage. J’ai resisté autant que je l’ai pû à la douleur de cette perte, et j’ai fait tous mes efforts pour m’y apprivoiser ; l’amour a triomphé de ma constance. On connoît assez sur la terre le pouvoir de ce Dieu : je ne sçai si on le connoît de même aux enfers ; mais si l’histoire ne nous trompe point, c’est l’amour qui vous a unis. Je vous conjure par ces lieux remplis d’horreur, par ce cahos effroyable, par le silence affreux qui regne dans tout ce vaste empire, de rendre la vie à Eurydice qui en a été privée avant le tems. Tous les hommes </text:span><text:span text:style-name="_3c_pb_3e_"><text:span text:style-name="T1">[4]</text:span></text:span><text:span text:style-name="T1">vous doivent venir rendre hommage tôt ou tard ; c’est ici leur demeure commune, où ils sont obligez de se rendre aprés avoir fait quelque sejour sur la terre. Tout le genre humain est soûmis à vôtre Empire ; quand Euridice aura achevé le cours de sa vie, elle reviendra sous vôtre domination. Je ne vous demande pour toute grace pour elle, que la permission de vivre ; si les destins me la refusent, je ne veux plus retourner au monde ; laissez-nous mourir tous deux. Ces plaintes accordées au son de sa lyre faisoient pleurer les ombres. Tantale oublia sa soif, et cessa de chercher l’eau qui le fuit ; la rouë d’Ixion s’arrêta ; les vautours ne rongerent plus le cœur de Titye ; les Belides ne songerent plus à remplir leurs tonneaux ; Sisiphe se reposa sur la pierre qu’il roule éternellement. Alors les joues des Furies furent baignées de larmes pour la premiere fois. Proserpine et Pluton se laisserent toucher, et firent appeller Euridice. Elle étoit parmi les ombres nouvellement descenduës aux enfers, boittant du pied dont elle avoit été morduë. Elle fut renduë à Orphée à condition qu’il ne se retourneroit point pour la regarder, </text:span><text:span text:style-name="_3c_pb_3e_"><text:span text:style-name="T1">[5]</text:span></text:span><text:span text:style-name="T1">jusqu’à ce qu’il fût sorti des Enfers, et que sans cela on revoqueroit la grace qu’on lui faisoit. Il se mit en chemin par des lieux obscurs, et remplis d’épaisses fumées ; il approchoit déjà de la surface de la terre, craignant qu’Euridice ne s’égarât, desirant de s’éclaircir dans l’inquiétude où il étoit : il voulut se retourner, et Euridice lui échappa ; il étendit les bras pour l’arrêter, et n’embrassa que de l’air pensant embrasser son épouse. Mourant pour la seconde fois elle ne se plaignit point de son époux ; car de quoi eût-elle pû se plaindre, sinon qu’il l’avoit trop aimée. Elle lui dit le dernier adieu d’une voix foible, et qu’il ne put entendre qu’avec peine. Elle fut engloûtie pour la seconde fois dans le même abîme dont il venoit de la retirer. Orphée demeura autant étonné de cette seconde mort de sa femme, que le fut autrefois ce berger voyant Cerbere enchaîné. Sa peur </text:span><text:soft-page-break/><text:span text:style-name="T1">fit tant d’impression sur son esprit, qu’il en fut changé en rocher.</text:span></text:p>
      <text:h text:style-name="Heading_20_3" text:outline-level="3"><text:span text:style-name="T1">Explication</text:span></text:h>
      <text:p text:style-name="Standard"><text:span text:style-name="T1">L’avanture d’Euridice est un bel exemple de la fidelité conjugale, elle aima mieux perdre la </text:span><text:span text:style-name="_3c_pb_3e_"><text:span text:style-name="T1">[6]</text:span></text:span><text:span text:style-name="T1">vie que de trahir son devoir. Ce sont les sentimens que toutes les femmes devroient avoir, bien persuadées qu’elles ne sont estimables qu’autant qu’elles sont modestes et régulières : quelque merite qu’elles ayent d’ailleurs, on les regarde avec mépris quand elles s’abandonnent à leur penchant. Orphée peut être aussi regardé comme le modèle d’un honnête homme, et d’un mari vertueux ; il fut fidele à son épouse, comme elle l’avoit été à son égard ; il ne put se consoler de l’avoir perduë, et depuis sa mort il renonça à toutes les femmes.</text:span></text:p>
      <text:h text:style-name="Heading_20_2" text:outline-level="2"><text:span text:style-name="T1">Fable II<text:line-break/>Olene et Lethée changez en rochers</text:span></text:h>
      <text:p text:style-name="_3c_argument_3e_"><text:span text:style-name="_3c_pb_3e_"><text:span text:style-name="T1">[7]</text:span></text:span><text:span text:style-name="T1">Olene voulut se mettre en la place de sa femme Léthée qui avoit offensé les Dieux ; il s’offrit à souffrir le châtiment qu’elle meritois ; mais il ne put l’en garentit. Il eut au moits part à sa peine, et fut changé en rocher comme elle.</text:span></text:p>
      <text:p text:style-name="Standard"><text:span text:style-name="_3c_pb_3e_"><text:span text:style-name="T1">[8]</text:span></text:span><text:span text:style-name="T1">Peu s’en falut qu’Orphée n’eut la destinée d’Olene qui voulut paroître criminel pour justifier sa femme, en attirant sur lui les châtimens qu’elle avoit meritez par orguëil qui lui inspiroit sa beauté qu’elle preferoit à celle des immortelles. Il s’amoient tous deux tendrement, et furent changez en rochers sur le mont Ida. Le malheureux Orphée entraîné par son desespoir, fit de nouveaux efforts pour repasser dans les Enfers, mais Caron fut inflexible et le repoussa toûjours. Orphée demeura sept jours entiers sans manger, sur le bord du fleuve infernal. Sa douleur, ses regerts, ses larmes lui servirent de nourriture. Enfin, aprés s’être plaint de la cruauté des Dieux de l’Enfer, il se retira sur le mont Rhodope et sur le mon Émus, où les Aquilons regnent toûjours.</text:span></text:p>
      <text:h text:style-name="Heading_20_3" text:outline-level="3"><text:span text:style-name="T1">Explication</text:span></text:h>
      <text:p text:style-name="Standard"><text:span text:style-name="T1">Un mari est obligé de compatir aux foiblesses de sa femme, et de mettre tout en œuvre pour la corriger ; mais il ne doit pas avoir une complaisance assez lâche pour l’excuser quand elle fait des fautes, principalement quand ces fautes sont </text:span><text:span text:style-name="_3c_pb_3e_"><text:span text:style-name="T1">[9]</text:span></text:span><text:span text:style-name="T1">contre le respect que l’on doit à Dieu. C’est ce qui nous est representé dans la Fable d’Olene qui avoit un amour aveugle pour sa femme. La vanité que son merite et sa beauté lui inspiroit, lui faisoit tous les jours de mauvaises affaires, et lui attiroit une infinité d’ennemis qui s’en vangeoient sur son époux.</text:span></text:p>
      <text:h text:style-name="Heading_20_2" text:outline-level="2"><text:span text:style-name="T1">Fable III<text:line-break/>Les arbres attirez par la voix d’Orphée</text:span></text:h>
      <text:p text:style-name="_3c_argument_3e_"><text:span text:style-name="_3c_pb_3e_"><text:span text:style-name="T1">[10]</text:span></text:span><text:span text:style-name="T1">Orphée attiroit par le son de sa lyre, les hommes, les bêtes, les rochers, les arbres. Le pin qui étoit un arbre nouveau depuis le changement d’Atys Prêtre de Cybelle, s’y trouva avec les autres.</text:span></text:p>
      <text:p text:style-name="Standard"><text:span text:style-name="_3c_pb_3e_"><text:span text:style-name="T1">[11]</text:span></text:span><text:span text:style-name="T1">Orphée passa trois ans sans vouloir entendre parler de femmes ; soit à cause du malheur de son premier mariage, ou qu’il eût promis à Euridice une éternelle fidélité. Plusieurs Nymphes eurent de l’amour pour lui et furent au desespoir d’en être rebutées. On dit qu’il apprit aux peuples de Thrace à quitter les femmes pour les garçons, et qu’il donna le premier l’exemple d’un amour si détestable. Orphée se promenoit sur une colline où il avoit une belle plaine toûjours tapissée de verdure, mais on n’y voyoit point d’ombre faute d’arbres. Si-tôt qu’Orphée eut commencé à toucher les cordes de sa lyre, cette plaine fut couverte d’arbres. On y vit venir de grands chênes, des forêts de peupliers, des cormiers, de tilleuls, des hêtres, des lauriers, des coudriers, des frênes, des sapins, des yeuses, des planes, des erables, des saules, le lotos, le bui toûjours verd, des bruyeres, des myrthes, et des figuiers. On y vit venir le lierre et des ormeaux entrelassez de ceps de vignes ; l’arboisier chargé d’un fruit rouge, le palmier dont on fait les </text:span><text:span text:style-name="_3c_pb_3e_"><text:span text:style-name="T1">[12]</text:span></text:span><text:span text:style-name="T1">couronnes des Vainqueurs, le pin dont la tête est </text:span><text:soft-page-break/><text:span text:style-name="T1">toûjours herissée ; cet arbre cheri de la mere des Dieux depuis qu’Atis Prêtre de Cybelle, eut été privé de la figure humaine, et changé en cet arbre.</text:span></text:p>
      <text:h text:style-name="Heading_20_3" text:outline-level="3"><text:span text:style-name="T1">Explication</text:span></text:h>
      <text:p text:style-name="Standard"><text:span text:style-name="T1">Le but de cette Fable est de montrer le pouvoir de l’éloquence ; Orphée excelloit en toutes sortes d’arts et de sciences. Il apprivoisa les hommes par les maximes de la societé qu’il leur aprit : il les retira des forêts où ils vivoient comme des sauvages pour les faire vivre dans les Villes, où il établit des loix pour regler les devoirs de chaque état.</text:span></text:p>
      <text:h text:style-name="Heading_20_1" text:outline-level="1"><text:span text:style-name="T1">Livre XI</text:span></text:h>
      <text:h text:style-name="Heading_20_2" text:outline-level="2"><text:span text:style-name="T1">Fable I<text:line-break/>Femmes de Thrace changées en arbres</text:span></text:h>
      <text:p text:style-name="_3c_argument_3e_"><text:span text:style-name="_3c_pb_3e_"><text:span text:style-name="T1">[66]</text:span></text:span><text:span text:style-name="T1">Les femmes Thraciennes éprises d’amour pour Orphée, n’ayant pû l’obliger à manquer </text:span><text:span text:style-name="_3c_pb_3e_"><text:span text:style-name="T1">[67]</text:span></text:span><text:span text:style-name="T1">de foi à sa femme Euridice, changerent leur passion en fureur, et le mirent en pieces : elles furent metamorphosées en arbres.</text:span></text:p>
      <text:p text:style-name="Standard"><text:span text:style-name="T1">Tandis qu’Orphée attiroit les arbres et les rochers, et qu’il charmoit les bêtes farouches par la douceur de ses chansons ; les Dames de Thrace vêtuës de peaux et transportées des fureurs de Bacchus, apperceurent du haut d’une montagne Orphée qui chantoit sur sa lyre. L’une d’entre-elles furieuse et toute échevelée : Voilà, dit-elle, cet homme qui méprise nôtre sexe ; en prononçant ces paroles, elle lui donna dans le visage un coup de la pique qu’elle avoit à la main ; mais comme elle étoit entourée de feüilles, elle le marqua seulement sans le blesser. Une autre femme prit une pierre et s’en servit comme d’un trait ; mais quoi qu’elle l’eût poussée avec violence, elle s’arrêta en l’air par le charme de la voix d’Orphée, et vint tomber à ses pieds comme pour lui demander pardon de l’emportement de ces Femmes qui ne garderent plus de mesures, et se laisserent transporter </text:span><text:span text:style-name="_3c_pb_3e_"><text:span text:style-name="T1">[68]</text:span></text:span><text:span text:style-name="T1">par leur rage ; on les eût prises pour des furies. Cependant la voix d’Orphée auroit charmé toutes les armes dont elles se servoient contre lui, si le grand bruit qu’elles faisoient avec leurs bassins et leurs cornets, si leurs battemens de mains et leurs hurlemens d’eussent étouffé le son de sa lyre. Les pierres commencerent à être teintes de son sang. Ces furieuses Bacchantes écarterent d’abord un nombre infini d’oiseaux, de serpens, de bêtes qui entouroient Orphée, sur lequel elles porterent leurs mains sanglantes. Elles s’attrouperent autour de lui comme les oiseaux s’assemblent autour d’un hibou quand ils le rencontrent pendant le jour : ou comme les chiens qu’on lâche le matin sur un cerf dans l’amphitheâtre, et qui leur sert bientôt de curée ; ainsi ces femmes attaquent Orphée de tous côtez, et le frappent avec leurs thyrses qui n’étoient pas faits pour cet usage. L’une lui jette des motes de terre, l’autre des branches d’arbres qu’elle vient d’arracher ; quelques-unes lui lancent des pierres ; et afin que les armes ne manquassent pas à leur fureur, le hazard leur en fournit. Il y avoit prés de là deux païsans </text:span><text:span text:style-name="_3c_pb_3e_"><text:span text:style-name="T1">[69]</text:span></text:span><text:span text:style-name="T1">qui labouroient, les uns avec la charruë ; les autres avec la bêche, ils prirent tous la fuite ayant apperçû ces furieuses, et abandonnerent leur travail, laissant pas la campagne leurs charruës, leurs bêches, leurs herses, et tous les autres instrumens dont ils se servoient. Les Bacchantes s’en saisirent ; elles arracherent même les cornes des bœufs, et se jetterent armées de la sorte sur Orphée qui leur tendoit les mains pour les toucher. Ce fut la premiere fois que ses paroles ne firent pour leur effet : ces sacrileges lui arracherent la vie ; son ame qui avoit fait mouvoir les rochers, charmé les bêtes farouches, et donné du sentiment aux choses les plus insensibles sortit par sa bouche. Les oiseaux, les bêtes sauvages, les rochers qui l’avoient suiv, les arbres dépoüillez de leurs feüilles le pleurerent. On dit même que les fleuves s’enflerent à force de pleurer ; les Naïades et les Dryades, les cheveux épars, prirent des habits de deüil. Les membres d’Orphée furent dispersez en plusieurs endroits. L’Hebre emporta sa tête et sa lyre, qui en tombant dans la fleuve, rendit un son lugubre ; et par une merveille innouïe, sa langue toute </text:span><text:span text:style-name="_3c_pb_3e_"><text:span text:style-name="T1">[70]</text:span></text:span><text:span text:style-name="T1">morte qu’elle étoit tendoit un murmure plaintif ; les rivages d’alentour répondirent à ces tristes accens. Sa tête et sa lyre furent transportées jusque dans la mer : les flots et les vents les pousserent jusque sur les </text:span><text:soft-page-break/><text:span text:style-name="T1">rivages de Lesbos. Il y avoit là un serpent qui voyant la tête d’Orphée s’approcha pour lui lecher les cheveux, et pour lui ronger le visage ; mais Apollon l’en empêcha, et le changea en rocher tandis qu’il avoit la gueule ouverte auparavant qu’il pût la fermer. L’ombre d’Orphée descendit aux Enfers, et reconnut les lieux qu’il avoit vû autrefois, et cherchant sa femme Euridice il la trouva dans les champs Elysées. Il l’embrassa avec empressement ; ils se promenent ensemble dans ce séjour des ames fortunées. Tantôt il la suit, tantôt il marche devant ; il regarde sa chere Eurydice sans apprehension de la perd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_3c_argument_3e_" style:display-name="&lt;argument&gt;" style:family="paragraph" style:parent-style-name="Text_20_body">
      <style:paragraph-properties fo:margin-left="1cm" fo:margin-right="1cm" fo:text-indent="0cm" style:auto-text-indent="false"/>
      <style:text-properties fo:font-style="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3c_l_3e_" style:display-name="&lt;l&gt;" style:family="paragraph" style:parent-style-name="Text_20_body">
      <style:paragraph-properties fo:text-align="center" style:justify-single-word="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text-properties fo:color="#ff3333" style:text-position="sub 58%"/>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rolina Suchecka</meta:initial-creator>
    <meta:creation-date>2019-03-24T12:23:45.39</meta:creation-date>
    <dc:date>2020-01-04T13:34:34.98</dc:date>
    <dc:creator>Karolina Suchecka</dc:creator>
    <meta:editing-duration>P1DT7H29M29S</meta:editing-duration>
    <meta:editing-cycles>17</meta:editing-cycles>
    <meta:generator>OpenOffice/4.1.6$Win32 OpenOffice.org_project/416m1$Build-9790</meta:generator>
    <meta:document-statistic meta:table-count="0" meta:image-count="0" meta:object-count="0" meta:page-count="4" meta:paragraph-count="21" meta:word-count="2248" meta:character-count="12899"/>
  </office:meta>
</office:document-meta>
</file>